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D605D5F8374BA6D4.png" manifest:media-type="image/png"/>
  <manifest:file-entry manifest:full-path="Pictures/10000201000002AA000002447DDED3830F6BC3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044cm" svg:height="15.345cm" svg:x="8.372cm" svg:y="0.508cm">
          <draw:image xlink:href="Pictures/10000201000002AA000002447DDED3830F6BC3DA.png" xlink:type="simple" xlink:show="embed" xlink:actuate="onLoad" loext:mime-type="image/png">
            <text:p/>
          </draw:image>
        </draw:frame>
        <draw:frame draw:style-name="gr1" draw:text-style-name="P1" draw:layer="layout" svg:width="17.372cm" svg:height="17.372cm" draw:transform="rotate (0.892037780694302) translate (1.27cm 8.95cm)">
          <draw:image xlink:href="Pictures/10000201000000FA000000FAD605D5F8374BA6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3:28:50.748461146</meta:creation-date>
    <dc:date>2020-08-11T13:30:47.566252242</dc:date>
    <meta:editing-duration>PT1M57S</meta:editing-duration>
    <meta:editing-cycles>1</meta:editing-cycles>
    <meta:document-statistic meta:object-count="25"/>
    <meta:generator>LibreOffice/6.4.3.2$Linux_X86_64 LibreOffice_project/40$Build-2</meta:generator>
  </office:meta>
</office:document-meta>
</file>